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fo:font-size="24pt" fo:language="pt" fo:country="BR" style:font-size-asian="24pt" style:font-size-complex="24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language="pt" fo:country="BR"/>
    </style:style>
    <style:style style:name="P13" style:family="paragraph" style:parent-style-name="Text_20_body">
      <style:paragraph-properties fo:margin-left="1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22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23" style:family="paragraph" style:parent-style-name="Standard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5" style:family="paragraph" style:parent-style-name="Título" style:master-page-name="MP0">
      <style:paragraph-properties style:page-number="auto" fo:break-before="page"/>
    </style:style>
    <style:style style:name="P26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text-align="justify" style:justify-single-word="false"/>
    </style:style>
    <style:style style:name="P28" style:family="paragraph" style:parent-style-name="Text_20_body">
      <style:paragraph-properties fo:margin-left="0.9937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29" style:family="paragraph" style:parent-style-name="Text_20_body">
      <style:paragraph-properties fo:margin-left="1.0016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30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officeooo:paragraph-rsid="001839c2"/>
    </style:style>
    <style:style style:name="P31" style:family="paragraph" style:parent-style-name="Heading_20_2" style:list-style-name="">
      <style:text-properties style:font-name="Times New Roman" fo:font-size="12pt" fo:language="pt" fo:country="BR" fo:font-weight="normal" style:font-size-asian="12pt" style:font-weight-asian="normal" style:font-size-complex="12pt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24pt" fo:language="pt" fo:country="BR" style:font-size-asian="24pt" style:font-size-complex="24pt"/>
    </style:style>
    <style:style style:name="T5" style:family="text">
      <style:text-properties fo:font-size="12pt" fo:language="pt" fo:country="BR" style:font-size-asian="12pt" style:font-size-complex="12pt"/>
    </style:style>
    <style:style style:name="T6" style:family="text">
      <style:text-properties fo:font-size="12pt" fo:language="pt" fo:country="BR" fo:font-style="italic" style:font-size-asian="12pt" style:font-style-asian="italic" style:font-size-complex="12pt"/>
    </style:style>
    <style:style style:name="T7" style:family="text">
      <style:text-properties officeooo:rsid="001791f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69a8"/>
    </style:style>
    <style:style style:name="T10" style:family="text">
      <style:text-properties officeooo:rsid="00197eb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tab/><text:tab/><text:tab/><text:tab/><text:span text:style-name="Fonte_20_parág._20_padrão"><text:span text:style-name="T4">Memória Virtual</text:span></text:span><text:span text:style-name="Fonte_20_parág._20_padrão"><text:span text:style-name="T4"><text:line-break/></text:span></text:span><text:span text:style-name="Fonte_20_parág._20_padrão"><text:span text:style-name="T4"> </text:span></text:span><text:span text:style-name="Fonte_20_parág._20_padrão"><text:span text:style-name="T4"><text:tab/></text:span></text:span><text:span text:style-name="Fonte_20_parág._20_padrão"><text:span text:style-name="T4"><text:tab/>Caso de Uso: ExcluirUsuario</text:span></text:span></text:p>
      <text:p text:style-name="P9"/>
      <text:h text:style-name="Heading_20_1" text:outline-level="1">Breve Descrição</text:h>
      <text:p text:style-name="P10"><text:span text:style-name="Fonte_20_parág._20_padrão"><text:span text:style-name="T5"><text:s text:c="4"/>O Administrador ou Gerente do sistema deseja excluir um membro do sistema, tornando-o inativo. Para isso deve </text:span></text:span><text:span text:style-name="Fonte_20_parág._20_padrão"><text:span text:style-name="T5">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6"> inativo</text:span></text:span><text:span text:style-name="Fonte_20_parág._20_padrão"><text:span text:style-name="T5"> no cadastro </text:span></text:span><text:span text:style-name="Fonte_20_parág._20_padrão"><text:span text:style-name="T5">do usuário. </text:span></text:span></text:p>
      <text:h text:style-name="Heading_20_1" text:outline-level="1">Breve Descrição dos Atores</text:h>
      <text:p text:style-name="P11">- Gerente (da Instituição): Tem permissão para excluir revisores e catalogadores.</text:p>
      <text:p text:style-name="P11">- Administrador (do Sistema): Tem permissão para excluir gerentes, revisores e catalogadores.</text:p>
      <text:h text:style-name="Heading_20_1" text:outline-level="1">Pré-condições</text:h>
      <text:p text:style-name="P11">- O Administrador/Gerente está logado no sistema.</text:p>
      <text:p text:style-name="P11"><text:s/>- O usuário a ser excluído deve estar cadastrado no sistema.</text:p>
      <text:h text:style-name="Heading_20_1" text:outline-level="1">Fluxo Básico de eventos</text:h>
      <text:list xml:id="list1914485583" text:style-name="WW8Num7">
        <text:list-item text:start-value="1">
          <text:p text:style-name="P26"><text:s/>O Administrador/Gerente seleciona a opção “Excluir Usuário”;</text:p>
        </text:list-item>
        <text:list-item>
          <text:p text:style-name="P26">O sistema exibe uma tela contendo:</text:p>
        </text:list-item>
      </text:list>
      <text:p text:style-name="P13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7">Seção</text:span> <text:span text:style-name="T8">Breve Descrição dos Atores</text:span>. Assim, o usuário tem a opção de terminar de escrever o nome desejado ou o selecionar na lista que foi apresentada;</text:p>
      <text:p text:style-name="P14">- opção para selecionar o “Prazo de Validade” do pedido de exclusão que pode ser de 1 a 30 dias (preenchimento obrigatório, caso essa opção esteja disponível no sistema);</text:p>
      <text:p text:style-name="P14">- opção “Confirmar” para confirmar nome e prazo de validade fornecidos;</text:p>
      <text:p text:style-name="P15"><text:span text:style-name="Fonte_20_parág._20_padrão"><text:span text:style-name="T6">- </text:span></text:span><text:span text:style-name="Fonte_20_parág._20_padrão"><text:span text:style-name="T5">opção</text:span></text:span><text:span text:style-name="Fonte_20_parág._20_padrão"><text:span text:style-name="T6"> </text:span></text:span><text:span text:style-name="Fonte_20_parág._20_padrão"><text:span text:style-name="T5">“Cancelar” para sair da opção de exclusão;</text:span></text:span></text:p>
      <text:list xml:id="list103689108" text:continue-numbering="true" text:style-name="WW8Num7">
        <text:list-item>
          <text:p text:style-name="P26"><text:soft-page-break/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26">O sistema dá continuidade ao processo de exclusão exibindo uma tela contendo:</text:p>
        </text:list-item>
      </text:list>
      <text:p text:style-name="P28">- Nome do usuário solicitado;</text:p>
      <text:p text:style-name="P13">- Nível de Permissão no sistema (Gerente, Revisor ou Catalogador) do usuário a ser excluído;</text:p>
      <text:p text:style-name="P13">- Instituição a qual o usuário solicitado pertence;</text:p>
      <text:p text:style-name="P13">- campo editável para “Justificar” a exclusão, com no máximo 300 caracteres considerando espaços (preenchimento obrigatório);</text:p>
      <text:p text:style-name="P13">- o Prazo de Validade do pedido de exclusão;</text:p>
      <text:p text:style-name="P28">- opção “Excluir usuário” para confirmar o pedido de exclusão;</text:p>
      <text:p text:style-name="P28">- opção “Voltar” para voltar à tela de seleção do usuário a ser excluído;</text:p>
      <text:p text:style-name="P28">- opção “Cancelar” para sair da opção de exclusão;</text:p>
      <text:list xml:id="list783169448" text:continue-numbering="true" text:style-name="WW8Num7">
        <text:list-item>
          <text:p text:style-name="P27"><text:span text:style-name="Fonte_20_parág._20_padrão"><text:span text:style-name="T5">O Administrador/Gerente preenche a </text:span></text:span><text:span text:style-name="Fonte_20_parág._20_padrão"><text:span text:style-name="T5">justificativa de exclusão do usuário;</text:span></text:span></text:p>
        </text:list-item>
        <text:list-item>
          <text:p text:style-name="P27"><text:span text:style-name="Fonte_20_parág._20_padrão"><text:span text:style-name="T5">O Administrador/Gerente seleciona a opção “Excluir usuário”;</text:span></text:span></text:p>
        </text:list-item>
        <text:list-item>
          <text:p text:style-name="P27"><text:span text:style-name="Fonte_20_parág._20_padrão"><text:span text:style-name="T5">O sistema exibe:</text:span></text:span></text:p>
        </text:list-item>
      </text:list>
      <text:p text:style-name="P13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3">- opção “Confirmar” para confirmar escolha do usuário que autorizará a exclusão e dar continuidade ao processo;</text:p>
      <text:p text:style-name="P16"><text:tab/>- opção “Cancelar” para sair da opção de exclusão;</text:p>
      <text:list xml:id="list2155532590" text:continue-numbering="true" text:style-name="WW8Num7">
        <text:list-item>
          <text:p text:style-name="P27"><text:span text:style-name="Fonte_20_parág._20_padrão"><text:span text:style-name="T5">O Administrador/Gerente escolhe na lista outro Administrador/Gerente para </text:span></text:span><text:span text:style-name="Fonte_20_parág._20_padrão"><text:span text:style-name="T5">autorizar</text:span></text:span><text:span text:style-name="Fonte_20_parág._20_padrão"><text:span text:style-name="T5"> a operação;</text:span></text:span></text:p>
        </text:list-item>
        <text:list-item>
          <text:p text:style-name="P27"><text:span text:style-name="Fonte_20_parág._20_padrão"><text:span text:style-name="T5">O Administrador/Gerente seleciona a opção “Confirmar</text:span></text:span><text:span text:style-name="Fonte_20_parág._20_padrão"><text:span text:style-name="T5">”;</text:span></text:span></text:p>
        </text:list-item>
        <text:list-item>
          <text:p text:style-name="P26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9">- o nome do usuário a ser excluído;</text:p>
      <text:p text:style-name="P29">- nível de permissão dele no sistema;</text:p>
      <text:p text:style-name="P29">- instituição a qual o usuário a ser excluído pertence;</text:p>
      <text:p text:style-name="P29">- justificativa da exclusão;</text:p>
      <text:p text:style-name="P29"><text:soft-page-break/>- prazo de validade do pedido de exclusão;</text:p>
      <text:p text:style-name="P29">- opção “Confirmar Exclusão”;</text:p>
      <text:p text:style-name="P29">- opção “Não Confirmar Exclusão”.</text:p>
      <text:list xml:id="list303211568" text:continue-numbering="true" text:style-name="WW8Num7">
        <text:list-item>
          <text:p text:style-name="P26"><text:s text:c="3"/>O Administrador/Gerente, que recebeu o e-mail, confirma a operação de exclusão;</text:p>
        </text:list-item>
        <text:list-item>
          <text:p text:style-name="P26"><text:s text:c="3"/>O sistema valida a operação de exclusão;</text:p>
        </text:list-item>
        <text:list-item>
          <text:p text:style-name="P26">O caso de uso termina.</text:p>
        </text:list-item>
      </text:list>
      <text:h text:style-name="Heading_20_1" text:outline-level="1">Fluxos Alternativos</text:h>
      <text:p text:style-name="P18">Fluxo Alternativo 1</text:p>
      <text:p text:style-name="P11">Se no passo 3 do fluxo básico o Administrador/Gerente tentar selecionar a opção “Confirmar” sem ter inserido ou selecionado nenhum nome na lista ou sem ter selecionado um prazo de validade para o convite, então respectivamente:</text:p>
      <text:p text:style-name="P11">1. <text:tab/>O sistema exibe a mensagem “Insira um Nome ou Parte do nome desejado e então o selecione na lista”;</text:p>
      <text:p text:style-name="P11">2.<text:tab/>O sistema exibe a mensagem “Selecione o prazo de validade do convite”;</text:p>
      <text:p text:style-name="P19"><text:tab/>2.<text:tab/>O sistema retorna ao passo 2.</text:p>
      <text:p text:style-name="P20">Fluxo Alternativo 2</text:p>
      <text:p text:style-name="P19"><text:tab/>Se no passo 3 do fluxo básico o nome inserido não for encontrado, então:</text:p>
      <text:p text:style-name="P17">1.<text:tab/>O sistema exibe a mensagem “Usuário não encontrado”;</text:p>
      <text:p text:style-name="P17">2.<text:tab/>O sistema retorna ao passo 2.</text:p>
      <text:p text:style-name="P20">Fluxo Alternativo 3</text:p>
      <text:p text:style-name="P11">Se no passo 4 do fluxo básico o Administrador/Gerente selecionar a opção “Voltar”, então:</text:p>
      <text:p text:style-name="P11">1.<text:tab/>O sistema deve assegurar que as informações que estão sendo exibidas (do usuário previamente selecionado) desapareçam antes de permitir que o campo de inserção de Nome para exclusão seja utilizado novamente;</text:p>
      <text:p text:style-name="P11">2.<text:tab/>O sistema só pode permitir a seleção de um novo usuário para exclusão quando a opção “Voltar” for selecionada, ou seja, o campo “Nome” deve ser <text:span text:style-name="T9">não editável en</text:span>quan<text:span text:style-name="T10">t</text:span>o as informações de um usuário estiverem sendo exibidas e habilitado quando a condição 1 desse fluxo alternativo acontecer.</text:p>
      <text:p text:style-name="P11">3.<text:tab/>O sistema volta ao passo 2.</text:p>
      <text:p text:style-name="P17"/>
      <text:p text:style-name="P20">Fluxo Alternativo 4</text:p>
      <text:p text:style-name="P11">Se no passo 5 do fluxo básico o Administrador/Gerente não preencher o campo de justificativa, então:</text:p>
      <text:p text:style-name="P11"><text:soft-page-break/>1. <text:tab/>O sistema exibe a mensagem “Preencha a justificativa para o pedido de exclusão”;</text:p>
      <text:p text:style-name="P11">2. <text:tab/>O sistema retorna ao passo 4.</text:p>
      <text:p text:style-name="P20">Fluxo Alternativo 5</text:p>
      <text:p text:style-name="P10"><text:span text:style-name="Fonte_20_parág._20_padrão"><text:span text:style-name="T5">Se no passo </text:span></text:span><text:span text:style-name="Fonte_20_parág._20_padrão"><text:span text:style-name="T5">9</text:span></text:span><text:span text:style-name="Fonte_20_parág._20_padrão"><text:span text:style-name="T5"> do fluxo básico o usuário não selecionou outro Administrador/Gerente para </text:span></text:span><text:span text:style-name="Fonte_20_parág._20_padrão"><text:span text:style-name="T5">autorizar</text:span></text:span><text:span text:style-name="Fonte_20_parág._20_padrão"><text:span text:style-name="T5"> a operação, então:</text:span></text:span></text:p>
      <text:p text:style-name="P30"><text:span text:style-name="Fonte_20_parág._20_padrão"><text:span text:style-name="T5">1. <text:tab/>O sistema exibe a mensagem “É necessário selecionar um Administrador/Gerente para autorizar o pedido de exclusão”;</text:span></text:span></text:p>
      <text:p text:style-name="P30"><text:span text:style-name="T5">2. <text:tab/>O sistema retorna ao passo 7.</text:span></text:p>
      <text:p text:style-name="P20">Fluxo Alternativo 6</text:p>
      <text:p text:style-name="P11">Se no passo 11 do fluxo básico o Administrador/Gerente não selecionar nenhuma opção (Confirmar ou Não), durante o prazo de validade do pedido de exclusão, então: </text:p>
      <text:p text:style-name="P19"><text:s text:c="17"/>1. O pedido de exclusão é eliminado do sistema;</text:p>
      <text:p text:style-name="P19"><text:s text:c="17"/>2. O caso de uso termina.</text:p>
      <text:p text:style-name="P20">Fluxo Alternativo 7</text:p>
      <text:p text:style-name="P22"><text:span text:style-name="Fonte_20_parág._20_padrão"><text:span text:style-name="T5">Se no passo 11 do fluxo básico o Administrador/Gerente seleciona a opção “Confirmar Exclusão”, fora do prazo de validade do pedido de exclusão, então: </text:span></text:span></text:p>
      <text:p text:style-name="P19"><text:tab/> <text:s text:c="2"/>1. O sistema exibe a mensagem “O Prazo de Confirmação Expirou”;</text:p>
      <text:p text:style-name="P19"><text:tab/> <text:s text:c="2"/>2. O caso de uso é encerrado;</text:p>
      <text:p text:style-name="P20">Fluxo Alternativo 8</text:p>
      <text:p text:style-name="P22"><text:span text:style-name="Fonte_20_parág._20_padrão"><text:span text:style-name="T5">Se no passo 1</text:span></text:span><text:span text:style-name="Fonte_20_parág._20_padrão"><text:span text:style-name="T5">1</text:span></text:span><text:span text:style-name="Fonte_20_parág._20_padrão"><text:span text:style-name="T5"> do fluxo básico o Administrador/Gerente seleciona a </text:span></text:span><text:span text:style-name="Fonte_20_parág._20_padrão"><text:span text:style-name="T5">opção “Não Confirmar Exclusão”, durante o prazo de validade do pedido de exclusão, então: </text:span></text:span></text:p>
      <text:p text:style-name="P19"><text:tab/> <text:s text:c="2"/>1. O usuário não é excluído do sistema;</text:p>
      <text:p text:style-name="P19"><text:tab/> <text:s text:c="2"/>2. O caso de uso é encerrado;</text:p>
      <text:p text:style-name="P21">Fluxo Alternativo 9</text:p>
      <text:p text:style-name="P11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21">Fluxo Alternativo 10</text:p>
      <text:p text:style-name="P11">Se a qualquer momento o usuário selecionar a opção “Cancelar” o caso de uso termina.</text:p>
      <text:h text:style-name="Heading_20_1" text:outline-level="1">Pós-condições</text:h>
      <text:h text:style-name="P31" text:outline-level="2">Fluxo Básico: O sistema coloca como Inativo o cadastro do usuário.</text:h>
      <text:list xml:id="list272972610" text:style-name="L1">
        <text:list-item>
          <text:list>
            <text:list-item>
              <text:p text:style-name="P24"><text:soft-page-break/>Fluxo Alternativo 1: Não ocorre alteração na base de dados do sistema.</text:p>
            </text:list-item>
            <text:list-item>
              <text:p text:style-name="P24">Fluxo Alternativo 2: Não ocorre alteração na base de dados do sistema.</text:p>
            </text:list-item>
            <text:list-item>
              <text:p text:style-name="P24">Fluxo Alternativo 3: Não ocorre alteração na base de dados <text:s/>do sistema. </text:p>
            </text:list-item>
            <text:list-item>
              <text:p text:style-name="P24">Fluxo Alternativo 4: A exclusão do usuário encontra-se pendente.</text:p>
            </text:list-item>
            <text:list-item>
              <text:p text:style-name="P24">Fluxo Alternativo 5: A exclusão do usuário encontra-se pendente.</text:p>
            </text:list-item>
            <text:list-item>
              <text:p text:style-name="P24">Fluxo Alternativo 6: O cadastro do usuário permanece como Ativo no sistema.</text:p>
            </text:list-item>
            <text:list-item>
              <text:p text:style-name="P24">Fluxo Alternativo 7: O cadastro do usuário permanece como Ativo no sistema.</text:p>
            </text:list-item>
            <text:list-item>
              <text:p text:style-name="P24">Fluxo Alternativo 8: O cadastro do usuário permanece como Ativo no sistema.</text:p>
            </text:list-item>
            <text:list-item>
              <text:p text:style-name="P24">Fluxo Alternativo 9: O cadastro do usuário é excluído do sistema.</text:p>
            </text:list-item>
            <text:list-item>
              <text:p text:style-name="P24">Fluxo Alternativo 10: O cadastro do usuário permanece como Ativo no sistema.</text:p>
            </text:list-item>
          </text:list>
        </text:list-item>
      </text:list>
      <text:p text:style-name="P23"/>
      <text:h text:style-name="Heading_20_1" text:outline-level="1">Requisitos especiais</text:h>
      <text:p text:style-name="P11">- Requisito de Auditoria: o sistema salva no banco de dados o administrador/gerente que excluiu o usuário e o administrador/gerente que autorizou a operação.</text:p>
      <text:p text:style-name="P11">- A url enviada no e-mail, para que a exclusão possa ser autorizada, deve ser segura e codificada.</text:p>
      <text:p text:style-name="P11">- O sistema deve fazer uma verificação diária buscando exclusões pendentes (fora do prazo de validade estipulado) para manter a integridade do sistema.</text:p>
      <text:p text:style-name="P11">- A lista gerada no passo 2 deve ser similar a um combo box que é atualizado a cada letra inserida pelo usuário no campo Nome.</text:p>
      <text:p text:style-name="P12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hyphenation-ladder-count="no-limit" fo:text-indent="0in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hyphenation-ladder-count="no-limit" fo:text-indent="-0.5in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in" fo:margin-bottom="0in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Courier New" style:font-name-complex="Courier New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0833in" fo:margin-left="-0.0799in" table:align="left"/>
    </style:style>
    <style:style style:name="Tabela1.A" style:family="table-column">
      <style:table-column-properties style:column-width="0.6875in"/>
    </style:style>
    <style:style style:name="Tabela1.B" style:family="table-column">
      <style:table-column-properties style:column-width="4.2014in"/>
    </style:style>
    <style:style style:name="Tabela1.C" style:family="table-column">
      <style:table-column-properties style:column-width="1.1944in"/>
    </style:style>
    <style:style style:name="Tabela1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1.C1" style:family="table-cell">
      <style:table-cell-properties fo:padding-left="0.075in" fo:padding-right="0.075in" fo:padding-top="0in" fo:padding-bottom="0in" fo:border="0.0069in solid #000000"/>
    </style:style>
    <style:style style:name="Tabela2" style:family="table">
      <style:table-properties style:width="6.075in" fo:margin-left="-0.075in" table:align="left"/>
    </style:style>
    <style:style style:name="Tabela2.A" style:family="table-column">
      <style:table-column-properties style:column-width="2.1958in"/>
    </style:style>
    <style:style style:name="Tabela2.C" style:family="table-column">
      <style:table-column-properties style:column-width="1.6833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4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10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>
            <table:covered-table-cell/>
            <table:covered-table-cell/>
            <table:table-cell table:style-name="Tabela1.C1" office:value-type="string">
              <text:p text:style-name="MP5"><text:s text:c="2"/>Data: <text:s/>06/04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5</text:page-number></text:span></text:span><text:span text:style-name="Page_20_Number"><text:span text:style-name="MT2"> de </text:span></text:span><text:span text:style-name="Page_20_Number"><text:span text:style-name="MT3"><text:page-count style:num-format="1">5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&lt;use-case name&gt;</dc:title>
    <dc:subject>&lt;project&gt;</dc:subject>
    <meta:initial-creator>Cris</meta:initial-creator>
    <dc:creator>Thiago Bianchi</dc:creator>
    <meta:creation-date>2011-03-30T02:48:00Z</meta:creation-date>
    <dc:date>2011-04-08T11:17:30</dc:date>
    <meta:editing-cycles>201</meta:editing-cycles>
    <meta:editing-duration>PT11H37M01S</meta:editing-duration>
    <meta:document-statistic meta:table-count="2" meta:image-count="1" meta:object-count="0" meta:page-count="5" meta:paragraph-count="108" meta:word-count="1416" meta:character-count="8372"/>
    <meta:template xlink:type="simple" xlink:actuate="onRequest" xlink:title="" xlink:href="Normal.dotm"/>
  </office:meta>
</office:document-meta>
</file>